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3" table:default-cell-style-name="ce1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5" office:value-type="string">
            <text:p><text:s text:c="2"/>0.11 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6" office:value-type="string">
            <text:p><text:s text:c="2"/>0.04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2" office:value-type="string">
            <text:p><text:s text:c="2"/>0.52 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3 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3" office:value-type="string">
            <text:p><text:s text:c="2"/>0.21 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2" office:value-type="string">
            <text:p><text:s text:c="2"/>0.1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09 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3" office:value-type="string">
            <text:p><text:s text:c="2"/>0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office:value-type="string">
            <text:p><text:s text:c="2"/>0.44 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4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office:value-type="string">
            <text:p><text:s text:c="2"/>0.47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office:value-type="string">
            <text:p><text:s text:c="2"/>0.0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6" office:value-type="string">
            <text:p><text:s text:c="2"/>0.00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office:value-type="string">
            <text:p><text:s text:c="2"/>0.26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office:value-type="string">
            <text:p><text:s text:c="2"/>0.06 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1">04/01/2011</text:date>, <text:time>21:4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1T21:47:42</dc:date>
    <dc:creator>Michael Hanus</dc:creator>
    <meta:generator>OpenOffice.org/3.2$Linux OpenOffice.org_project/320m19$Build-9505</meta:generator>
    <meta:editing-duration>PT00H52M49S</meta:editing-duration>
    <meta:editing-cycles>8</meta:editing-cycles>
    <meta:document-statistic meta:table-count="1" meta:cell-count="976" meta:object-count="0"/>
  </office:meta>
</office:document-meta>
</file>